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00d2" officeooo:paragraph-rsid="000b00d2"/>
    </style:style>
    <style:style style:name="P2" style:family="paragraph" style:parent-style-name="Standard">
      <style:text-properties officeooo:rsid="000bc94b" officeooo:paragraph-rsid="000bc94b"/>
    </style:style>
    <style:style style:name="P3" style:family="paragraph" style:parent-style-name="Standard">
      <style:text-properties officeooo:rsid="000c29ca" officeooo:paragraph-rsid="000c29ca"/>
    </style:style>
    <style:style style:name="P4" style:family="paragraph" style:parent-style-name="Standard">
      <style:text-properties officeooo:rsid="000ce729" officeooo:paragraph-rsid="000ce729"/>
    </style:style>
    <style:style style:name="T1" style:family="text">
      <style:text-properties officeooo:rsid="000c2a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: Dette</text:p>
      <text:p text:style-name="P2">en panne: Nedbrutt <text:s/>=&gt; Som «Virker ikke» </text:p>
      <text:p text:style-name="P3">Conditions de base: Grunnleggende forhold <text:span text:style-name="T1">heorie pour les explosions</text:span></text:p>
      <text:p text:style-name="P4">truc: 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09:20:13.055960608</meta:creation-date>
    <meta:generator>LibreOffice/5.1.6.2$Linux_X86_64 LibreOffice_project/10m0$Build-2</meta:generator>
    <dc:date>2019-04-11T11:46:53.843195152</dc:date>
    <meta:editing-duration>PT2H26M40S</meta:editing-duration>
    <meta:editing-cycles>5</meta:editing-cycles>
    <meta:document-statistic meta:table-count="0" meta:image-count="0" meta:object-count="0" meta:page-count="1" meta:paragraph-count="4" meta:word-count="21" meta:character-count="131" meta:non-whitespace-character-count="112"/>
  </office:meta>
</office:document-meta>
</file>